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T10" style:parent-style-name="Standardskriftforavsnitt" style:family="text">
      <style:text-properties fo:language="en" fo:country="US"/>
    </style:style>
  </office:automatic-styles>
  <office:body>
    <office:text text:use-soft-page-breaks="true">
      <text:p text:style-name="P1">#Skript som lagar ein grafisk oversikt over talet på grunnskuleelevar</text:p>
      <text:p text:style-name="Normal">#pr.skule i norske kommunar.<text:s/></text:p>
      <text:p text:style-name="Normal"/>
      <text:p text:style-name="P2">#install.packages("ggplot2")</text:p>
      <text:p text:style-name="P3">library(ggplot2)</text:p>
      <text:p text:style-name="P4"/>
      <text:p text:style-name="Normal">#Last inn rådata</text:p>
      <text:p text:style-name="Normal">elevar &lt;- read.csv("elevar/elevar.csv", sep=";")</text:p>
      <text:p text:style-name="Normal">fjern &lt;- 2:6</text:p>
      <text:p text:style-name="Normal"/>
      <text:p text:style-name="Normal"># Fjern kolonnar vi ikkje treng</text:p>
      <text:p text:style-name="Normal">elevar &lt;- elevar[-fjern]</text:p>
      <text:p text:style-name="Normal">names(elevar) &lt;- c("region", "tal_2020")</text:p>
      <text:p text:style-name="Normal"/>
      <text:p text:style-name="Normal">#Fjerne "tomme" kommunar</text:p>
      <text:p text:style-name="Normal">fjern.tomme &lt;- which(elevar$tal_2020 == ".")</text:p>
      <text:p text:style-name="Normal">elevar &lt;- elevar[-fjern.tomme,]</text:p>
      <text:p text:style-name="Normal"/>
      <text:p text:style-name="Normal">#Ta vekk kommunenummer</text:p>
      <text:p text:style-name="Normal">elevar$region &lt;- substr(elevar$region, 6, nchar(elevar$region))</text:p>
      <text:p text:style-name="Normal">elevar$tal_2020 &lt;- as.numeric(elevar$tal_2020)</text:p>
      <text:p text:style-name="P5">ggplot(elevar, aes(x=region, y=tal_2020)) + geom_point()</text:p>
      <text:p text:style-name="P6"/>
      <text:p text:style-name="Normal">elevar$gruppe &lt;- cut(elevar$tal_2020, breaks = c(0,100,200,300,400,Inf))</text:p>
      <text:p text:style-name="P7">ggplot(elevar, aes(x=region, y=tal_2020, color=gruppe)) + geom_point() +</text:p>
      <text:p text:style-name="P8"><text:s text:c="2"/>geom_text(aes(label=ifelse(tal_2020 &gt; 400, as.character(region), "")), hjust=1.1, vjust=0) +</text:p>
      <text:p text:style-name="P9"><text:s text:c="2"/>theme(axis.text.x = element_blank(),</text:p>
      <text:p text:style-name="Normal"><text:span text:style-name="T10"><text:s text:c="8"/></text:span>axis.ticks.x = element_blank()) +</text:p>
      <text:p text:style-name="Normal"><text:s text:c="2"/>ggtitle("Tal på elevar i norske grunnskular pr. kommune (2020)")</text:p>
      <text:p text:style-name="Normal"/>
      <text:p text:style-name="Normal">ggsave("elevar.pdf"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tian Lura</meta:initial-creator>
    <dc:creator>Christian Lura</dc:creator>
    <meta:creation-date>2021-11-30T06:20:00Z</meta:creation-date>
    <dc:date>2021-11-30T06:22:00Z</dc:date>
    <meta:print-date>2021-11-30T06:21:00Z</meta:print-date>
    <meta:template xlink:href="Normal.dotm" xlink:type="simple"/>
    <meta:editing-cycles>1</meta:editing-cycles>
    <meta:editing-duration>PT120S</meta:editing-duration>
    <meta:document-statistic meta:page-count="1" meta:paragraph-count="2" meta:word-count="163" meta:character-count="1031" meta:row-count="7" meta:non-whitespace-character-count="870"/>
  </office:meta>
</office:document-meta>
</file>